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6pt" fo:language="ru" fo:country="RU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style:font-size-asian="14pt" style:font-size-complex="14pt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Standard" style:list-style-name="L3">
      <style:paragraph-properties fo:line-height="150%" fo:text-align="start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 style:list-style-name="L1">
      <style:paragraph-properties fo:line-height="150%" fo:text-align="start" style:justify-single-word="false" style:snap-to-layout-grid="false"/>
      <style:text-properties fo:font-size="14pt" fo:language="ru" fo:country="RU" style:font-size-asian="14pt" style:font-size-complex="14pt"/>
    </style:style>
    <style:style style:name="P18" style:family="paragraph" style:parent-style-name="Standard" style:list-style-name="L4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6">
      <style:paragraph-properties fo:line-height="150%"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#5</text:span></text:p>
      <text:p text:style-name="P1">Дисциплина: Теория языков программирования</text:p>
      <text:p text:style-name="P1">Тема: Генерация кода</text:p>
      <text:p text:style-name="P1"><text:span text:style-name="T1">(</text:span>Язык Кумир<text:span text:style-name="T1">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Студент</text:p>
          </table:table-cell>
          <table:table-cell table:style-name="Table1.B1" office:value-type="string">
            <text:p text:style-name="P10">Рясков А.С.</text:p>
          </table:table-cell>
        </table:table-row>
        <table:table-row>
          <table:table-cell table:style-name="Table1.A2" office:value-type="string">
            <text:p text:style-name="P10">Группа</text:p>
          </table:table-cell>
          <table:table-cell table:style-name="Table1.B2" office:value-type="string">
            <text:p text:style-name="P10">ИВТ-460</text:p>
          </table:table-cell>
        </table:table-row>
        <table:table-row>
          <table:table-cell table:style-name="Table1.A2" office:value-type="string">
            <text:p text:style-name="P10">Дата сдачи</text:p>
          </table:table-cell>
          <table:table-cell table:style-name="Table1.B2" office:value-type="string">
            <text:p text:style-name="P10"><text:span text:style-name="T1">29</text:span>.<text:span text:style-name="T1">12</text:span>.11</text:p>
          </table:table-cell>
        </table:table-row>
        <table:table-row>
          <table:table-cell table:style-name="Table1.A2" office:value-type="string">
            <text:p text:style-name="P10">Преподаватель</text:p>
          </table:table-cell>
          <table:table-cell table:style-name="Table1.B2" office:value-type="string">
            <text:p text:style-name="P10">Сычёв О.А.</text:p>
          </table:table-cell>
        </table:table-row>
        <table:table-row>
          <table:table-cell table:style-name="Table1.A2" office:value-type="string">
            <text:p text:style-name="P10">Оценка/Подпись</text:p>
          </table:table-cell>
          <table:table-cell table:style-name="Table1.B2" office:value-type="string">
            <text:p text:style-name="P10"/>
          </table:table-cell>
        </table:table-row>
      </table:table>
      <text:p text:style-name="P1"/>
      <text:p text:style-name="P2"/>
      <text:p text:style-name="P1">Перечень реализуемых возможностей</text:p>
      <text:p text:style-name="P3"/>
      <text:list xml:id="list32385430" text:style-name="L1">
        <text:list-item>
          <text:p text:style-name="P14">Встроенные типы данных (целые числа (один тип), символы, строки (если есть в языке как самостоятельный тип)), переменные</text:p>
        </text:list-item>
        <text:list-item>
          <text:p text:style-name="P14">Массивы</text:p>
        </text:list-item>
        <text:list-item>
          <text:p text:style-name="P17">Выражения с использованием арифметических операций, присваивания</text:p>
        </text:list-item>
        <text:list-item>
          <text:p text:style-name="P14">Классы/функции для работы с консолью (ввод/вывод)</text:p>
        </text:list-item>
        <text:list-item>
          <text:p text:style-name="P14">Функции (процедуры)</text:p>
        </text:list-item>
      </text:list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4T23:47:46.60</meta:creation-date>
    <meta:generator>OpenOffice.org/3.3$Win32 OpenOffice.org_project/330m20$Build-9567</meta:generator>
    <dc:date>2012-02-09T12:25:17.37</dc:date>
    <meta:editing-duration>P1DT6H38M49S</meta:editing-duration>
    <meta:editing-cycles>98</meta:editing-cycles>
    <meta:document-statistic meta:table-count="1" meta:image-count="0" meta:object-count="0" meta:page-count="1" meta:paragraph-count="19" meta:word-count="64" meta:character-count="479"/>
  </office:meta>
</office:document-meta>
</file>